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953cm" svg:height="1.27cm" svg:x="2.398cm" svg:y="7.223cm">
          <text:p text:style-name="P1"><text:span text:style-name="T1">data(127 downto 96)</text:span></text:p>
        </draw:rect>
        <draw:rect draw:style-name="gr1" draw:text-style-name="P1" draw:layer="layout" svg:width="4.953cm" svg:height="1.27cm" svg:x="2.397cm" svg:y="9.171cm">
          <text:p text:style-name="P1"><text:span text:style-name="T1">data(95 downto 64)</text:span></text:p>
        </draw:rect>
        <draw:rect draw:style-name="gr1" draw:text-style-name="P1" draw:layer="layout" svg:width="4.953cm" svg:height="1.27cm" svg:x="2.397cm" svg:y="11.119cm">
          <text:p text:style-name="P1"><text:span text:style-name="T1">data(63 downto 32)</text:span></text:p>
        </draw:rect>
        <draw:rect draw:style-name="gr1" draw:text-style-name="P1" draw:layer="layout" svg:width="4.953cm" svg:height="1.27cm" svg:x="2.397cm" svg:y="13.065cm">
          <text:p text:style-name="P1"><text:span text:style-name="T1">data(31 downto 0)</text:span></text:p>
        </draw:rect>
        <draw:custom-shape draw:style-name="gr2" draw:text-style-name="P2" draw:layer="layout" svg:width="8.636cm" svg:height="2.413cm" draw:transform="rotate (1.5707963267946) translate (9.509cm 14.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2" draw:layer="layout" svg:x1="7.35cm" svg:y1="7.885cm" svg:x2="9.509cm" svg:y2="7.885cm">
          <text:p/>
        </draw:line>
        <draw:line draw:style-name="gr3" draw:text-style-name="P2" draw:layer="layout" svg:x1="7.35cm" svg:y1="9.782cm" svg:x2="9.509cm" svg:y2="9.782cm">
          <text:p/>
        </draw:line>
        <draw:line draw:style-name="gr3" draw:text-style-name="P2" draw:layer="layout" svg:x1="7.35cm" svg:y1="11.806cm" svg:x2="9.509cm" svg:y2="11.806cm">
          <text:p/>
        </draw:line>
        <draw:line draw:style-name="gr3" draw:text-style-name="P2" draw:layer="layout" svg:x1="7.477cm" svg:y1="13.676cm" svg:x2="9.636cm" svg:y2="13.676cm">
          <text:p/>
        </draw:line>
        <draw:line draw:style-name="gr3" draw:text-style-name="P2" draw:layer="layout" svg:x1="11.922cm" svg:y1="10.652cm" svg:x2="14.335cm" svg:y2="10.652cm">
          <text:p/>
        </draw:line>
        <draw:line draw:style-name="gr4" draw:text-style-name="P2" draw:layer="layout" svg:x1="10.779cm" svg:y1="7.477cm" svg:x2="10.779cm" svg:y2="5.826cm">
          <text:p/>
        </draw:line>
        <draw:frame draw:style-name="gr5" draw:text-style-name="P3" draw:layer="layout" svg:width="1.133cm" svg:height="0.829cm" svg:x="10.23cm" svg:y="5.01cm">
          <draw:text-box>
            <text:p text:style-name="P3"><text:span text:style-name="T1">sel</text:span></text:p>
          </draw:text-box>
        </draw:frame>
        <draw:frame draw:style-name="gr6" draw:text-style-name="P4" draw:layer="layout" svg:width="2.631cm" svg:height="0.802cm" svg:x="12.176cm" svg:y="9.777cm">
          <draw:text-box>
            <text:p text:style-name="P4">dataWor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noopy Snoopy</meta:initial-creator>
    <meta:creation-date>2017-05-02T20:54:31</meta:creation-date>
    <dc:date>2017-05-02T21:04:23</dc:date>
    <dc:creator>Snoopy Snoopy</dc:creator>
    <meta:editing-duration>PT9M53S</meta:editing-duration>
    <meta:editing-cycles>2</meta:editing-cycles>
    <meta:generator>OpenOffice/4.1.3$Unix OpenOffice.org_project/413m1$Build-9783</meta:generator>
    <meta:document-statistic meta:object-count="13"/>
  </office:meta>
</office:document-meta>
</file>